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ff99" draw:fill-image-width="0cm" draw:fill-image-height="0cm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99ff99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fill-color="#cfe7e5" draw:textarea-horizontal-align="justify" draw:textarea-vertical-align="bottom" draw:auto-grow-height="false"/>
    </style:style>
    <style:style style:name="gr9" style:family="graphic" style:parent-style-name="standard">
      <style:graphic-properties draw:stroke="dash" draw:stroke-dash="Dashed_20__28_var_29_" svg:stroke-width="0.05cm" draw:marker-start="Arrow" draw:marker-start-width="0.28cm" draw:marker-end-width="0.28cm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cm" svg:stroke-color="#00ff00" draw:marker-start="Arrow" draw:marker-start-width="0.28cm" draw:marker-end-width="0.28cm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fill-color="#aecf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8pt" style:font-weight-asian="normal" style:font-size-complex="18pt"/>
    </style:style>
    <style:style style:name="P3" style:family="paragraph">
      <style:paragraph-properties fo:text-align="center"/>
      <style:text-properties fo:font-size="11pt" style:font-size-asian="18pt" style:font-size-complex="18pt"/>
    </style:style>
    <style:style style:name="P4" style:family="paragraph">
      <style:paragraph-properties fo:text-align="center"/>
      <style:text-properties fo:font-size="11pt" style:font-size-asian="11pt" style:font-size-complex="11pt"/>
    </style:style>
    <style:style style:name="P5" style:family="paragraph">
      <style:paragraph-properties fo:text-align="center"/>
      <style:text-properties fo:font-size="12pt" style:font-size-asian="18pt" style:font-size-complex="18pt"/>
    </style:style>
    <style:style style:name="P6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T1" style:family="text">
      <style:text-properties fo:font-size="11pt" style:font-size-asian="18pt" style:font-weight-asian="normal" style:font-size-complex="18pt"/>
    </style:style>
    <style:style style:name="T2" style:family="text">
      <style:text-properties fo:font-size="11pt" style:font-size-asian="18pt" style:font-size-complex="18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2pt" style:font-size-asian="18pt" style:font-size-complex="18pt"/>
    </style:style>
    <style:style style:name="T6" style:family="text">
      <style:text-properties style:font-name="Times New Roman" style:font-name-asian="Times New Roman" style:font-name-complex="Times New Roman"/>
    </style:style>
    <style:style style:name="T7" style:family="text">
      <style:text-properties style:use-window-font-color="true" style:text-outline="false" style:text-line-through-style="none" style:font-name="Times New Roman" fo:font-size="18pt" fo:font-style="normal" fo:text-shadow="none" style:text-underline-style="none" fo:font-weight="normal" style:letter-kerning="true" style:font-name-asian="Times New Roman" style:font-size-asian="18pt" style:font-style-asian="normal" style:font-weight-asian="normal" style:font-name-complex="Times New Roman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2.5cm" svg:height="1.6cm" svg:x="20.6cm" svg:y="16.5cm">
          <text:p text:style-name="P1"><text:span text:style-name="T1">Patterns to </text:span></text:p>
          <text:p text:style-name="P1"><text:span text:style-name="T1">Accounts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2" draw:text-style-name="P1" xml:id="id4" draw:id="id4" draw:layer="layout" svg:width="1.6cm" svg:height="2.7cm" svg:x="13.6cm" svg:y="15.6cm">
          <text:p text:style-name="P1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3" draw:layer="layout" svg:width="4.036cm" svg:height="0.92cm" draw:transform="rotate (-0.663225115757845) translate (10.566cm 12.6cm)">
          <text:p text:style-name="P1"><text:span text:style-name="T2">Store and match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xml:id="id2" draw:id="id2" draw:layer="layout" svg:width="2.9cm" svg:height="1.7cm" svg:x="7.8cm" svg:y="10.6cm">
          <text:p text:style-name="P1"><text:span text:style-name="T1">Expense file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4" draw:layer="layout" svg:width="2.9cm" svg:height="0.7cm" svg:x="16.6cm" svg:y="16.9cm">
          <text:p text:style-name="P1"><text:span text:style-name="T3">extrac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3.921cm" svg:height="0.6cm" draw:transform="rotate (-1.91986217719376) translate (16.818cm 11.616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xml:id="id6" draw:id="id6" draw:layer="layout" svg:width="2.5cm" svg:height="1.3cm" svg:x="20.6cm" svg:y="12.5cm">
          <text:p text:style-name="P1"><text:span text:style-name="T1">Unmatched</text:span></text:p>
          <text:p text:style-name="P1"><text:span text:style-name="T1">Lines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5" draw:text-style-name="P1" draw:layer="layout" svg:x1="11.685cm" svg:y1="13.137cm" svg:x2="14.403cm" svg:y2="13.205cm" draw:end-shape="id1" draw:end-glue-point="3" svg:d="m11685 13137v-433h2718v501" svg:viewBox="0 0 2719 502">
          <text:p text:style-name="P1"><text:span text:style-name="T4">pattern</text:span></text:p>
        </draw:connector>
        <draw:custom-shape draw:style-name="gr2" draw:text-style-name="P5" draw:layer="layout" svg:width="4.6cm" svg:height="0.9cm" svg:x="8.5cm" svg:y="16.9cm">
          <text:p text:style-name="P1"><text:span text:style-name="T5">inser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2.97cm" svg:height="0.7cm" draw:transform="rotate (0.366519142918809) translate (16.3cm 15.364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2.2cm" svg:height="1.7cm" svg:x="15.8cm" svg:y="9.5cm">
          <text:p text:style-name="P1"><text:span text:style-name="T1">Report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4" draw:layer="layout" svg:width="3cm" svg:height="0.7cm" svg:x="16.5cm" svg:y="17.5cm">
          <text:p text:style-name="P1"><text:span text:style-name="T3">Insert</text:span></text:p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1.8cm" svg:height="0.9cm" svg:x="1.4cm" svg:y="1.6cm">
          <text:p text:style-name="P1"><text:span text:style-name="T1">Bank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2.8cm" svg:height="0.8cm" svg:x="4cm" svg:y="4cm">
          <text:p text:style-name="P1"><text:span text:style-name="T1">accountExpor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2" draw:layer="layout" svg:width="1.8cm" svg:height="0.9cm" svg:x="1.4cm" svg:y="4.4cm">
          <text:p text:style-name="P1"><text:span text:style-name="T1">Bank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cm" svg:height="0.9cm" svg:x="1.4cm" svg:y="3cm">
          <text:p text:style-name="P1"><text:span text:style-name="T1">Bank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7.8cm" svg:y1="11.45cm" svg:x2="5.4cm" svg:y2="4.753cm" draw:start-shape="id2" draw:start-glue-point="5" draw:end-shape="id3" draw:end-glue-point="6" svg:d="m7800 11450h-2400v-6697" svg:viewBox="0 0 2401 6698">
          <text:p text:style-name="P1"><text:span text:style-name="T3">Remove ”,” in textfield/</text:span></text:p>
          <text:p text:style-name="P1"><text:span text:style-name="T3">Manually add pattern: $accountName</text:span></text:p>
          <text:p text:style-name="P1"><text:span text:style-name="T3">Add ”skip” to lines to skip</text:span></text:p>
        </draw:connector>
        <draw:connector draw:style-name="gr7" draw:text-style-name="P1" xml:id="id1" draw:id="id1" draw:layer="layout" svg:x1="14.4cm" svg:y1="15.6cm" svg:x2="14.403cm" svg:y2="13.205cm" draw:start-shape="id4" draw:start-glue-point="5" svg:d="m14400 15600v-1448h3v-947" svg:viewBox="0 0 4 2396">
          <text:p/>
        </draw:connector>
        <draw:custom-shape draw:style-name="gr1" draw:text-style-name="P2" draw:layer="layout" svg:width="2.5cm" svg:height="1.6cm" svg:x="4.932cm" svg:y="16.538cm">
          <text:p text:style-name="P1"><text:span text:style-name="T1">AccountPlan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5" draw:text-style-name="P1" draw:layer="layout" svg:x1="21.85cm" svg:y1="16.5cm" svg:x2="21.85cm" svg:y2="13.8cm" draw:start-shape="id5" draw:start-glue-point="0" draw:end-shape="id6" draw:end-glue-point="2" svg:d="m21850 16500v-2700" svg:viewBox="0 0 1 2701">
          <text:p text:style-name="P1"><text:span text:style-name="T4">Update</text:span></text:p>
        </draw:connector>
      </draw:page>
      <draw:page draw:name="page2" draw:style-name="dp1" draw:master-page-name="Default">
        <draw:custom-shape draw:style-name="gr8" draw:text-style-name="P1" draw:layer="layout" svg:width="3.5cm" svg:height="10.1cm" svg:x="18.7cm" svg:y="3.2cm">
          <text:p text:style-name="P1">commands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8.4cm" svg:height="1.6cm" svg:x="18.6cm" svg:y="14.3cm">
          <text:p text:style-name="P1">$EntityPersist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4cm" svg:height="2cm" svg:x="24.5cm" svg:y="16.5cm">
          <text:p text:style-name="P1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1" draw:layer="layout" svg:width="3.9cm" svg:height="3.3cm" svg:x="10.7cm" svg:y="15.6cm">
          <text:p text:style-name="P1">Userconfig:</text:p>
          <text:p text:style-name="P1">- runCfg</text:p>
          <text:p text:style-name="P1">- accountPlan</text:p>
          <text:p text:style-name="P1">- patterns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1" draw:layer="layout" svg:width="2.8cm" svg:height="3.8cm" svg:x="8.6cm" svg:y="9.6cm">
          <text:p text:style-name="P1">Main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cm" svg:height="1.3cm" svg:x="10.4cm" svg:y="13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" draw:layer="layout" svg:width="2.7cm" svg:height="6cm" svg:x="8.7cm" svg:y="2.5cm">
          <text:p text:style-name="P1">Servlet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.4cm" svg:x="8.5cm" svg:y="13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2.9cm" svg:height="2.7cm" svg:x="6.8cm" svg:y="15.6cm">
          <text:p text:style-name="P1">report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1" draw:layer="layout" svg:width="2.8cm" svg:height="3cm" svg:x="1.3cm" svg:y="7.9cm">
          <text:p text:style-name="P1"><text:span text:style-name="T6">Expense</text:span></text:p>
          <text:p text:style-name="P1"><text:span text:style-name="T6">file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1" draw:layer="layout" svg:width="2.9cm" svg:height="2.7cm" svg:x="14.4cm" svg:y="2.2cm">
          <text:p text:style-name="P1">report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1" draw:layer="layout" svg:width="2.3cm" svg:height="1.3cm" svg:x="11.63cm" svg:y="3.983cm">
          <text:p text:style-name="P1">save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2.1cm" svg:height="1.2cm" svg:x="11.6cm" svg:y="2.7cm">
          <text:p text:style-name="P1">serve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3.3cm" svg:height="1.6cm" svg:x="23.7cm" svg:y="3.1cm">
          <text:p text:style-name="P1">pars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6cm" svg:height="1.6cm" svg:x="23.4cm" svg:y="3.1cm">
          <text:p text:style-name="P1">Expense</text:p>
          <text:p text:style-name="P1">pars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6cm" svg:height="1.6cm" svg:x="23.4cm" svg:y="5.2cm">
          <text:p text:style-name="P1">Account</text:p>
          <text:p text:style-name="P1">persist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6cm" svg:height="1.6cm" svg:x="23.4cm" svg:y="7.1cm">
          <text:p text:style-name="P1">Pattern</text:p>
          <text:p text:style-name="P1">handl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6cm" svg:height="1.6cm" svg:x="23.4cm" svg:y="9.1cm">
          <text:p text:style-name="P1">DoMatch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6cm" svg:height="1.6cm" svg:x="23.4cm" svg:y="11.1cm">
          <text:p text:style-name="P1">LinePersist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9cm" svg:height="1.5cm" svg:x="12.6cm" svg:y="6.8cm">
          <text:p text:style-name="P1">Streams/objects</text:p>
          <draw:enhanced-geometry svg:viewBox="0 0 21600 21600" draw:text-areas="0 ?f0 ?f5 ?f2" draw:type="right-arrow" draw:modifiers="17375.7496740548 3768.7932359723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3cm" svg:height="1.3cm" svg:x="1.9cm" svg:y="3.5cm">
          <text:p text:style-name="P1">webinput</text:p>
          <draw:enhanced-geometry svg:viewBox="0 0 21600 21600" draw:text-areas="0 ?f0 ?f5 ?f2" draw:type="right-arrow" draw:modifiers="17375.7496740548 3768.7932359723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4.9cm" svg:height="1.5cm" svg:x="12.6cm" svg:y="10.3cm">
          <text:p text:style-name="P1">Streams/objects</text:p>
          <draw:enhanced-geometry svg:viewBox="0 0 21600 21600" draw:text-areas="0 ?f0 ?f5 ?f2" draw:type="right-arrow" draw:modifiers="17375.7496740548 3768.7932359723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3" draw:style-name="dp1" draw:master-page-name="Default">
        <draw:custom-shape draw:style-name="gr2" draw:text-style-name="P1" xml:id="id7" draw:id="id7" draw:layer="layout" svg:width="3.4cm" svg:height="0.9cm" svg:x="2.77cm" svg:y="6.778cm">
          <text:p text:style-name="P1">USER_</text:p>
          <draw:enhanced-geometry svg:viewBox="0 0 21600 21600" draw:type="rectangle" draw:enhanced-path="M 0 0 L 21600 0 21600 21600 0 21600 0 0 Z N"/>
        </draw:custom-shape>
        <draw:custom-shape draw:style-name="gr2" draw:text-style-name="P1" xml:id="id10" draw:id="id10" draw:layer="layout" svg:width="3.4cm" svg:height="0.9cm" svg:x="8.2cm" svg:y="10.3cm">
          <text:p text:style-name="P1">PATTERN</text:p>
          <draw:enhanced-geometry svg:viewBox="0 0 21600 21600" draw:type="rectangle" draw:enhanced-path="M 0 0 L 21600 0 21600 21600 0 21600 0 0 Z N"/>
        </draw:custom-shape>
        <draw:custom-shape draw:style-name="gr2" draw:text-style-name="P1" xml:id="id12" draw:id="id12" draw:layer="layout" svg:width="3.43cm" svg:height="0.9cm" svg:x="11.9cm" svg:y="13.57cm">
          <text:p text:style-name="P1">ACCOUNT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3.4cm" svg:height="0.9cm" svg:x="11.9cm" svg:y="4.6cm">
          <text:p text:style-name="P1">LINE</text:p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3.4cm" svg:height="0.9cm" svg:x="11.9cm" svg:y="6.8cm">
          <text:p text:style-name="P1">MATCH_</text:p>
          <draw:enhanced-geometry svg:viewBox="0 0 21600 21600" draw:type="rectangle" draw:enhanced-path="M 0 0 L 21600 0 21600 21600 0 21600 0 0 Z N"/>
        </draw:custom-shape>
        <draw:custom-shape draw:style-name="gr2" draw:text-style-name="P1" xml:id="id13" draw:id="id13" draw:layer="layout" svg:width="3.4cm" svg:height="0.9cm" svg:x="15.3cm" svg:y="10.3cm">
          <text:p text:style-name="P1">FILTER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6.17cm" svg:y1="7.228cm" svg:x2="11.9cm" svg:y2="5.05cm" draw:start-shape="id7" draw:start-glue-point="1" draw:end-shape="id8" draw:end-glue-point="3" svg:d="m6170 7228h2865v-2178h2865" svg:viewBox="0 0 5731 2179">
          <text:p/>
        </draw:connector>
        <draw:connector draw:style-name="gr7" draw:text-style-name="P1" draw:layer="layout" svg:x1="13.6cm" svg:y1="5.5cm" svg:x2="13.6cm" svg:y2="6.8cm" draw:start-shape="id8" draw:start-glue-point="2" draw:end-shape="id9" draw:end-glue-point="0" svg:d="m13600 5500v1300" svg:viewBox="0 0 1 1301">
          <text:p/>
        </draw:connector>
        <draw:connector draw:style-name="gr10" draw:text-style-name="P1" draw:layer="layout" svg:x1="9.9cm" svg:y1="10.3cm" svg:x2="13.6cm" svg:y2="8.8cm" draw:start-shape="id10" draw:start-glue-point="0" draw:end-shape="id11" draw:end-glue-point="3" svg:d="m9900 10300v-1500h3700" svg:viewBox="0 0 3701 1501">
          <text:p/>
        </draw:connector>
        <draw:connector draw:style-name="gr7" draw:text-style-name="P1" draw:layer="layout" svg:x1="13.615cm" svg:y1="13.57cm" svg:x2="13.6cm" svg:y2="7.7cm" draw:start-shape="id12" draw:start-glue-point="0" draw:end-shape="id9" draw:end-glue-point="2" svg:d="m13615 13570v-2935h-15v-2935" svg:viewBox="0 0 16 5871">
          <text:p/>
        </draw:connector>
        <draw:connector draw:style-name="gr7" draw:text-style-name="P1" draw:layer="layout" svg:x1="15.33cm" svg:y1="14.02cm" svg:x2="17cm" svg:y2="11.2cm" draw:start-shape="id12" draw:start-glue-point="1" draw:end-shape="id13" draw:end-glue-point="2" svg:d="m15330 14020h1670v-2820" svg:viewBox="0 0 1671 2821">
          <text:p/>
        </draw:connector>
        <draw:connector draw:style-name="gr7" draw:text-style-name="P1" draw:layer="layout" svg:x1="11.9cm" svg:y1="14.02cm" svg:x2="9.9cm" svg:y2="11.2cm" draw:start-shape="id12" draw:start-glue-point="3" draw:end-shape="id10" draw:end-glue-point="2" svg:d="m11900 14020h-2000v-2820" svg:viewBox="0 0 2001 2821">
          <text:p/>
        </draw:connector>
        <draw:connector draw:style-name="gr10" draw:text-style-name="P1" xml:id="id11" draw:id="id11" draw:layer="layout" svg:x1="13.615cm" svg:y1="13.57cm" svg:x2="13.6cm" svg:y2="8.8cm" draw:start-shape="id12" svg:d="m13615 13570v-2635h-15v-2135" svg:viewBox="0 0 16 4771">
          <text:p/>
        </draw:connector>
        <draw:connector draw:style-name="gr10" draw:text-style-name="P1" draw:layer="layout" svg:x1="17cm" svg:y1="10.3cm" svg:x2="13.6cm" svg:y2="7.7cm" draw:start-shape="id13" draw:end-shape="id9" draw:end-glue-point="2" svg:d="m17000 10300v-1300h-3400v-1300" svg:viewBox="0 0 3401 2601">
          <text:p/>
        </draw:connector>
        <draw:connector draw:style-name="gr10" draw:text-style-name="P1" draw:layer="layout" svg:x1="11.9cm" svg:y1="14.02cm" svg:x2="9.9cm" svg:y2="11.25cm" draw:start-shape="id12" draw:start-glue-point="3" svg:d="m11900 14020h-1250v-2770h-750" svg:viewBox="0 0 2001 2771">
          <text:p/>
        </draw:connector>
        <draw:connector draw:style-name="gr10" draw:text-style-name="P1" draw:layer="layout" svg:x1="15.33cm" svg:y1="14.02cm" svg:x2="17cm" svg:y2="11.2cm" draw:start-shape="id12" draw:start-glue-point="1" draw:end-shape="id13" svg:d="m15330 14020h1670v-2820" svg:viewBox="0 0 1671 2821">
          <text:p/>
        </draw:connector>
        <draw:connector draw:style-name="gr10" draw:text-style-name="P1" draw:layer="layout" svg:x1="13.6cm" svg:y1="5.5cm" svg:x2="13.6cm" svg:y2="6.8cm" draw:start-shape="id8" draw:start-glue-point="2" draw:end-shape="id9" draw:end-glue-point="0" svg:d="m13600 5500v1300" svg:viewBox="0 0 1 1301">
          <text:p/>
        </draw:connector>
        <draw:connector draw:style-name="gr9" draw:text-style-name="P1" draw:layer="layout" svg:x1="4.47cm" svg:y1="7.678cm" svg:x2="8.2cm" svg:y2="10.75cm" draw:start-shape="id7" draw:start-glue-point="2" draw:end-shape="id10" draw:end-glue-point="3" svg:d="m4470 7678v3072h3730" svg:viewBox="0 0 3731 3073">
          <text:p/>
        </draw:connector>
        <draw:connector draw:style-name="gr9" draw:text-style-name="P1" draw:layer="layout" svg:x1="6.17cm" svg:y1="7.228cm" svg:x2="11.9cm" svg:y2="7.25cm" draw:start-shape="id7" draw:start-glue-point="1" draw:end-shape="id9" draw:end-glue-point="3" svg:d="m6170 7228h2865v22h2865" svg:viewBox="0 0 5731 23">
          <text:p/>
        </draw:connector>
        <draw:connector draw:style-name="gr9" draw:text-style-name="P1" draw:layer="layout" svg:x1="4.47cm" svg:y1="6.778cm" svg:x2="18.7cm" svg:y2="10.75cm" draw:start-shape="id7" draw:start-glue-point="0" draw:end-shape="id13" draw:end-glue-point="1" svg:d="m4470 6778v-501h14731v4473h-501" svg:viewBox="0 0 14732 4474">
          <text:p/>
        </draw:connector>
        <draw:connector draw:style-name="gr9" draw:text-style-name="P1" draw:layer="layout" svg:x1="4.47cm" svg:y1="7.678cm" svg:x2="13.615cm" svg:y2="14.47cm" draw:start-shape="id7" draw:start-glue-point="2" draw:end-shape="id12" draw:end-glue-point="2" svg:d="m4470 7678v7293h9145v-501" svg:viewBox="0 0 9146 7294">
          <text:p/>
        </draw:connector>
      </draw:page>
      <draw:page draw:name="page4" draw:style-name="dp1" draw:master-page-name="Default">
        <draw:custom-shape draw:style-name="gr2" draw:text-style-name="P1" draw:layer="layout" svg:width="3.9cm" svg:height="0.9cm" svg:x="2.5cm" svg:y="15.1cm">
          <text:p text:style-name="P1">AccountFil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8cm" svg:height="0.7cm" svg:x="4.6cm" svg:y="16.7cm">
          <text:p text:style-name="P1">.xml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cm" svg:height="0.7cm" svg:x="2.4cm" svg:y="16.7cm">
          <text:p text:style-name="P1">.od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cm" svg:height="0.9cm" svg:x="7.3cm" svg:y="15.1cm">
          <text:p text:style-name="P1">PatternFil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75cm" svg:height="0.7cm" svg:x="9.138cm" svg:y="16.7cm">
          <text:p text:style-name="P1">.xml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488cm" svg:height="0.7cm" svg:x="7.3cm" svg:y="16.7cm">
          <text:p text:style-name="P1">.od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4cm" svg:height="1.4cm" svg:x="21.3cm" svg:y="15.9cm">
          <text:p text:style-name="P1">Accoun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2cm" svg:height="1.4cm" svg:x="24.3cm" svg:y="15.9cm">
          <text:p text:style-name="P1">Patter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cm" svg:height="2.5cm" svg:x="3.3cm" svg:y="11.9cm">
          <text:p text:style-name="P1">Acc</text:p>
          <text:p text:style-name="P1">Tree</text:p>
          <text:p text:style-name="P1">root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1" draw:layer="layout" svg:width="23.7cm" svg:height="5.3cm" svg:x="3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6cm" svg:height="0.9cm" svg:x="21.1cm" svg:y="14.1cm">
          <text:p text:style-name="P1">jdbc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cm" svg:height="2.5cm" svg:x="7.7cm" svg:y="12cm">
          <text:p text:style-name="P1">PatternMap</text:p>
          <text:p text:style-name="P1">(accFull-&gt;pat*)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3.9cm" svg:height="0.9cm" svg:x="21.2cm" svg:y="2.4cm">
          <text:p text:style-name="P1">ExpenseFil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8cm" svg:height="0.7cm" svg:x="22.6cm" svg:y="1.2cm">
          <text:p text:style-name="P1">.csv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cm" svg:height="0.9cm" svg:x="12cm" svg:y="15.1cm">
          <text:p text:style-name="P1">LineFil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8cm" svg:height="0.7cm" svg:x="14.1cm" svg:y="16.7cm">
          <text:p text:style-name="P1">.csv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9cm" svg:height="2.2cm" svg:x="12.5cm" svg:y="12.2cm">
          <text:p text:style-name="P1">LineMap</text:p>
          <text:p text:style-name="P1">(accFull-&gt;line*)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3.3cm" svg:height="1.6cm" svg:x="21.5cm" svg:y="3.9cm">
          <text:p text:style-name="P1">Input</text:p>
          <text:p text:style-name="P1">Stream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5.6cm" svg:height="0.9cm" svg:x="21.1cm" svg:y="12.7cm">
          <text:p text:style-name="P1">Persist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cm" svg:height="0.9cm" svg:x="16.5cm" svg:y="15.1cm">
          <text:p text:style-name="P1">FilterFil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8cm" svg:height="0.7cm" svg:x="18.6cm" svg:y="16.7cm">
          <text:p text:style-name="P1">.csv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2.8cm" svg:height="2.1cm" svg:x="17cm" svg:y="12.2cm">
          <text:p text:style-name="P1"><text:span text:style-name="T7">FilterList</text:span>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a" fo:country="DK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18T14:16:45.383793053</meta:creation-date>
    <dc:date>2013-10-12T01:38:05.135208000</dc:date>
    <meta:editing-duration>PT4H11M5S</meta:editing-duration>
    <meta:editing-cycles>17</meta:editing-cycles>
    <meta:generator>LibreOffice/4.1.1.2$MacOSX_x86 LibreOffice_project/7e4286b58adc75a14f6d83f53a03b6c11fa2903</meta:generator>
    <meta:document-statistic meta:object-count="85"/>
  </office:meta>
</office:document-meta>
</file>